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:math:`\theta`</text:p>
          </table:table-cell>
          <table:table-cell table:style-name="ce2" office:value-type="string" calcext:value-type="string">
            <text:p>:math:`|V|`</text:p>
          </table:table-cell>
          <table:table-cell table:style-name="ce2" office:value-type="string" calcext:value-type="string">
            <text:p>:math:`V_d`</text:p>
          </table:table-cell>
          <table:table-cell table:style-name="ce2" office:value-type="string" calcext:value-type="string">
            <text:p>:math:`I_d`</text:p>
          </table:table-cell>
          <table:table-cell office:value-type="string" calcext:value-type="string">
            <text:p>:math:`cos(\alpha)`</text:p>
          </table:table-cell>
          <table:table-cell office:value-type="string" calcext:value-type="string">
            <text:p>:math:`a`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table:style-name="ce2"/>
          <table:table-cell table:number-columns-repeated="3" table:style-name="ce2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4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6</text:p>
          </table:table-cell>
          <table:table-cell table:style-name="ce2"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\theta</text:p>
          </table:table-cell>
          <table:table-cell table:style-name="ce2" office:value-type="string" calcext:value-type="string">
            <text:p>|V|</text:p>
          </table:table-cell>
          <table:table-cell table:style-name="ce2" office:value-type="string" calcext:value-type="string">
            <text:p>V_d</text:p>
          </table:table-cell>
          <table:table-cell table:style-name="ce2" office:value-type="string" calcext:value-type="string">
            <text:p>I_d</text:p>
          </table:table-cell>
          <table:table-cell office:value-type="string" calcext:value-type="string">
            <text:p>cos(\alpha)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B1</text:p>
          </table:table-cell>
          <table:table-cell table:style-name="ce3" table:formula="of:=IF([.C5]=&quot;x&quot;; &quot;\frac{\partial &quot; &amp; [.$B21]&amp; &quot;}{\partial &quot; &amp; [.C$20] &amp; &quot;} &amp; &quot;;&quot;0 &amp; &quot;)" office:value-type="string" office:string-value="\frac{\partial B1}{\partial \theta} &amp; " calcext:value-type="string">
            <text:p>\frac{\partial B1}{\partial \theta} &amp; </text:p>
          </table:table-cell>
          <table:table-cell table:style-name="ce3" table:formula="of:=IF([.D5]=&quot;x&quot;; &quot;\frac{\partial &quot; &amp; [.$B21]&amp; &quot;}{\partial &quot; &amp; [.D$20] &amp; &quot;} &amp; &quot;;&quot;0 &amp; &quot;)" office:value-type="string" office:string-value="\frac{\partial B1}{\partial |V|} &amp; " calcext:value-type="string">
            <text:p>\frac{\partial B1}{\partial |V|} &amp; </text:p>
          </table:table-cell>
          <table:table-cell table:style-name="ce3" table:formula="of:=IF([.E5]=&quot;x&quot;; &quot;\frac{\partial &quot; &amp; [.$B21]&amp; &quot;}{\partial &quot; &amp; [.E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F5]=&quot;x&quot;; &quot;\frac{\partial &quot; &amp; [.$B21]&amp; &quot;}{\partial &quot; &amp; [.F$20] &amp; &quot;} &amp; &quot;;&quot;0 &amp; &quot;)" office:value-type="string" office:string-value="\frac{\partial B1}{\partial I_d} &amp; " calcext:value-type="string">
            <text:p>\frac{\partial B1}{\partial I_d} &amp; </text:p>
          </table:table-cell>
          <table:table-cell table:style-name="ce3" table:formula="of:=IF([.G5]=&quot;x&quot;; &quot;\frac{\partial &quot; &amp; [.$B21]&amp; &quot;}{\partial &quot; &amp; [.G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H5]=&quot;x&quot;; &quot;\frac{\partial &quot; &amp; [.$B21]&amp; &quot;}{\partial &quot; &amp; [.H$20] &amp; &quot;} &amp; &quot;;&quot;0 &amp; &quot;)" office:value-type="string" office:string-value="0 &amp; " calcext:value-type="string">
            <text:p>0 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\theta</text:p>
          </table:table-cell>
        </table:table-row>
        <table:table-row table:style-name="ro2">
          <table:table-cell/>
          <table:table-cell table:style-name="ce1" office:value-type="string" calcext:value-type="string">
            <text:p>B2</text:p>
          </table:table-cell>
          <table:table-cell table:style-name="ce3" table:formula="of:=IF([.C6]=&quot;x&quot;; &quot;\frac{\partial &quot; &amp; [.$B22]&amp; &quot;}{\partial &quot; &amp; [.C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D6]=&quot;x&quot;; &quot;\frac{\partial &quot; &amp; [.$B22]&amp; &quot;}{\partial &quot; &amp; [.D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E6]=&quot;x&quot;; &quot;\frac{\partial &quot; &amp; [.$B22]&amp; &quot;}{\partial &quot; &amp; [.E$20] &amp; &quot;} &amp; &quot;;&quot;0 &amp; &quot;)" office:value-type="string" office:string-value="\frac{\partial B2}{\partial V_d} &amp; " calcext:value-type="string">
            <text:p>\frac{\partial B2}{\partial V_d} &amp; </text:p>
          </table:table-cell>
          <table:table-cell table:style-name="ce3" table:formula="of:=IF([.F6]=&quot;x&quot;; &quot;\frac{\partial &quot; &amp; [.$B22]&amp; &quot;}{\partial &quot; &amp; [.F$20] &amp; &quot;} &amp; &quot;;&quot;0 &amp; &quot;)" office:value-type="string" office:string-value="\frac{\partial B2}{\partial I_d} &amp; " calcext:value-type="string">
            <text:p>\frac{\partial B2}{\partial I_d} &amp; </text:p>
          </table:table-cell>
          <table:table-cell table:style-name="ce3" table:formula="of:=IF([.G6]=&quot;x&quot;; &quot;\frac{\partial &quot; &amp; [.$B22]&amp; &quot;}{\partial &quot; &amp; [.G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H6]=&quot;x&quot;; &quot;\frac{\partial &quot; &amp; [.$B22]&amp; &quot;}{\partial &quot; &amp; [.H$20] &amp; &quot;} &amp; &quot;;&quot;0 &amp; &quot;)" office:value-type="string" office:string-value="0 &amp; " calcext:value-type="string">
            <text:p>0 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|V|</text:p>
          </table:table-cell>
        </table:table-row>
        <table:table-row table:style-name="ro2">
          <table:table-cell/>
          <table:table-cell office:value-type="string" calcext:value-type="string">
            <text:p>R1</text:p>
          </table:table-cell>
          <table:table-cell table:style-name="ce3" table:formula="of:=IF([.C7]=&quot;x&quot;; &quot;\frac{\partial &quot; &amp; [.$B23]&amp; &quot;}{\partial &quot; &amp; [.C$20] &amp; &quot;} &amp; &quot;;&quot;0 &amp; &quot;)" office:value-type="string" office:string-value="\frac{\partial R1}{\partial \theta} &amp; " calcext:value-type="string">
            <text:p>\frac{\partial R1}{\partial \theta} &amp; </text:p>
          </table:table-cell>
          <table:table-cell table:style-name="ce3" table:formula="of:=IF([.D7]=&quot;x&quot;; &quot;\frac{\partial &quot; &amp; [.$B23]&amp; &quot;}{\partial &quot; &amp; [.D$20] &amp; &quot;} &amp; &quot;;&quot;0 &amp; &quot;)" office:value-type="string" office:string-value="\frac{\partial R1}{\partial |V|} &amp; " calcext:value-type="string">
            <text:p>\frac{\partial R1}{\partial |V|} &amp; </text:p>
          </table:table-cell>
          <table:table-cell table:style-name="ce3" table:formula="of:=IF([.E7]=&quot;x&quot;; &quot;\frac{\partial &quot; &amp; [.$B23]&amp; &quot;}{\partial &quot; &amp; [.E$20] &amp; &quot;} &amp; &quot;;&quot;0 &amp; &quot;)" office:value-type="string" office:string-value="\frac{\partial R1}{\partial V_d} &amp; " calcext:value-type="string">
            <text:p>\frac{\partial R1}{\partial V_d} &amp; </text:p>
          </table:table-cell>
          <table:table-cell table:style-name="ce3" table:formula="of:=IF([.F7]=&quot;x&quot;; &quot;\frac{\partial &quot; &amp; [.$B23]&amp; &quot;}{\partial &quot; &amp; [.F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G7]=&quot;x&quot;; &quot;\frac{\partial &quot; &amp; [.$B23]&amp; &quot;}{\partial &quot; &amp; [.G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H7]=&quot;x&quot;; &quot;\frac{\partial &quot; &amp; [.$B23]&amp; &quot;}{\partial &quot; &amp; [.H$20] &amp; &quot;} &amp; &quot;;&quot;0 &amp; &quot;)" office:value-type="string" office:string-value="\frac{\partial R1}{\partial a} &amp; " calcext:value-type="string">
            <text:p>\frac{\partial R1}{\partial a} 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V_d</text:p>
          </table:table-cell>
        </table:table-row>
        <table:table-row table:style-name="ro3">
          <table:table-cell/>
          <table:table-cell office:value-type="string" calcext:value-type="string">
            <text:p>R2</text:p>
          </table:table-cell>
          <table:table-cell table:style-name="ce3" table:formula="of:=IF([.C8]=&quot;x&quot;; &quot;\frac{\partial &quot; &amp; [.$B24]&amp; &quot;}{\partial &quot; &amp; [.C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D8]=&quot;x&quot;; &quot;\frac{\partial &quot; &amp; [.$B24]&amp; &quot;}{\partial &quot; &amp; [.D$20] &amp; &quot;} &amp; &quot;;&quot;0 &amp; &quot;)" office:value-type="string" office:string-value="\frac{\partial R2}{\partial |V|} &amp; " calcext:value-type="string">
            <text:p>\frac{\partial R2}{\partial |V|} &amp; </text:p>
          </table:table-cell>
          <table:table-cell table:style-name="ce3" table:formula="of:=IF([.E8]=&quot;x&quot;; &quot;\frac{\partial &quot; &amp; [.$B24]&amp; &quot;}{\partial &quot; &amp; [.E$20] &amp; &quot;} &amp; &quot;;&quot;0 &amp; &quot;)" office:value-type="string" office:string-value="\frac{\partial R2}{\partial V_d} &amp; " calcext:value-type="string">
            <text:p>\frac{\partial R2}{\partial V_d} &amp; </text:p>
          </table:table-cell>
          <table:table-cell table:style-name="ce3" table:formula="of:=IF([.F8]=&quot;x&quot;; &quot;\frac{\partial &quot; &amp; [.$B24]&amp; &quot;}{\partial &quot; &amp; [.F$20] &amp; &quot;} &amp; &quot;;&quot;0 &amp; &quot;)" office:value-type="string" office:string-value="\frac{\partial R2}{\partial I_d} &amp; " calcext:value-type="string">
            <text:p>\frac{\partial R2}{\partial I_d} &amp; </text:p>
          </table:table-cell>
          <table:table-cell table:style-name="ce3" table:formula="of:=IF([.G8]=&quot;x&quot;; &quot;\frac{\partial &quot; &amp; [.$B24]&amp; &quot;}{\partial &quot; &amp; [.G$20] &amp; &quot;} &amp; &quot;;&quot;0 &amp; &quot;)" office:value-type="string" office:string-value="\frac{\partial R2}{\partial cos(\alpha)} &amp; " calcext:value-type="string">
            <text:p>\frac{\partial R2}{\partial cos(\alpha)} &amp; </text:p>
          </table:table-cell>
          <table:table-cell table:style-name="ce3" table:formula="of:=IF([.H8]=&quot;x&quot;; &quot;\frac{\partial &quot; &amp; [.$B24]&amp; &quot;}{\partial &quot; &amp; [.H$20] &amp; &quot;} &amp; &quot;;&quot;0 &amp; &quot;)" office:value-type="string" office:string-value="\frac{\partial R2}{\partial a} &amp; " calcext:value-type="string">
            <text:p>\frac{\partial R2}{\partial a} 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I_d</text:p>
          </table:table-cell>
        </table:table-row>
        <table:table-row table:style-name="ro2">
          <table:table-cell/>
          <table:table-cell office:value-type="string" calcext:value-type="string">
            <text:p>R3</text:p>
          </table:table-cell>
          <table:table-cell table:style-name="ce3" table:formula="of:=IF([.C9]=&quot;x&quot;; &quot;\frac{\partial &quot; &amp; [.$B25]&amp; &quot;}{\partial &quot; &amp; [.C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D9]=&quot;x&quot;; &quot;\frac{\partial &quot; &amp; [.$B25]&amp; &quot;}{\partial &quot; &amp; [.D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E9]=&quot;x&quot;; &quot;\frac{\partial &quot; &amp; [.$B25]&amp; &quot;}{\partial &quot; &amp; [.E$20] &amp; &quot;} &amp; &quot;;&quot;0 &amp; &quot;)" office:value-type="string" office:string-value="\frac{\partial R3}{\partial V_d} &amp; " calcext:value-type="string">
            <text:p>\frac{\partial R3}{\partial V_d} &amp; </text:p>
          </table:table-cell>
          <table:table-cell table:style-name="ce3" table:formula="of:=IF([.F9]=&quot;x&quot;; &quot;\frac{\partial &quot; &amp; [.$B25]&amp; &quot;}{\partial &quot; &amp; [.F$20] &amp; &quot;} &amp; &quot;;&quot;0 &amp; &quot;)" office:value-type="string" office:string-value="\frac{\partial R3}{\partial I_d} &amp; " calcext:value-type="string">
            <text:p>\frac{\partial R3}{\partial I_d} &amp; </text:p>
          </table:table-cell>
          <table:table-cell table:style-name="ce3" table:formula="of:=IF([.G9]=&quot;x&quot;; &quot;\frac{\partial &quot; &amp; [.$B25]&amp; &quot;}{\partial &quot; &amp; [.G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H9]=&quot;x&quot;; &quot;\frac{\partial &quot; &amp; [.$B25]&amp; &quot;}{\partial &quot; &amp; [.H$20] &amp; &quot;} &amp; &quot;;&quot;0 &amp; &quot;)" office:value-type="string" office:string-value="0 &amp; " calcext:value-type="string">
            <text:p>0 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cos(\alpha)</text:p>
          </table:table-cell>
        </table:table-row>
        <table:table-row table:style-name="ro2">
          <table:table-cell/>
          <table:table-cell office:value-type="string" calcext:value-type="string">
            <text:p>R4</text:p>
          </table:table-cell>
          <table:table-cell table:style-name="ce3" table:formula="of:=IF([.C10]=&quot;x&quot;; &quot;\frac{\partial &quot; &amp; [.$B26]&amp; &quot;}{\partial &quot; &amp; [.C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D10]=&quot;x&quot;; &quot;\frac{\partial &quot; &amp; [.$B26]&amp; &quot;}{\partial &quot; &amp; [.D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E10]=&quot;x&quot;; &quot;\frac{\partial &quot; &amp; [.$B26]&amp; &quot;}{\partial &quot; &amp; [.E$20] &amp; &quot;} &amp; &quot;;&quot;0 &amp; &quot;)" office:value-type="string" office:string-value="\frac{\partial R4}{\partial V_d} &amp; " calcext:value-type="string">
            <text:p>\frac{\partial R4}{\partial V_d} &amp; </text:p>
          </table:table-cell>
          <table:table-cell table:style-name="ce3" table:formula="of:=IF([.F10]=&quot;x&quot;; &quot;\frac{\partial &quot; &amp; [.$B26]&amp; &quot;}{\partial &quot; &amp; [.F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G10]=&quot;x&quot;; &quot;\frac{\partial &quot; &amp; [.$B26]&amp; &quot;}{\partial &quot; &amp; [.G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H10]=&quot;x&quot;; &quot;\frac{\partial &quot; &amp; [.$B26]&amp; &quot;}{\partial &quot; &amp; [.H$20] &amp; &quot;} &amp; &quot;;&quot;0 &amp; &quot;)" office:value-type="string" office:string-value="0 &amp; " calcext:value-type="string">
            <text:p>0 &amp; 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string" calcext:value-type="string">
            <text:p>a</text:p>
          </table:table-cell>
        </table:table-row>
        <table:table-row table:style-name="ro2">
          <table:table-cell/>
          <table:table-cell office:value-type="string" calcext:value-type="string">
            <text:p>R5</text:p>
          </table:table-cell>
          <table:table-cell table:style-name="ce3" table:formula="of:=IF([.C11]=&quot;x&quot;; &quot;\frac{\partial &quot; &amp; [.$B27]&amp; &quot;}{\partial &quot; &amp; [.C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D11]=&quot;x&quot;; &quot;\frac{\partial &quot; &amp; [.$B27]&amp; &quot;}{\partial &quot; &amp; [.D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E11]=&quot;x&quot;; &quot;\frac{\partial &quot; &amp; [.$B27]&amp; &quot;}{\partial &quot; &amp; [.E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F11]=&quot;x&quot;; &quot;\frac{\partial &quot; &amp; [.$B27]&amp; &quot;}{\partial &quot; &amp; [.F$20] &amp; &quot;} &amp; &quot;;&quot;0 &amp; &quot;)" office:value-type="string" office:string-value="\frac{\partial R5}{\partial I_d} &amp; " calcext:value-type="string">
            <text:p>\frac{\partial R5}{\partial I_d} &amp; </text:p>
          </table:table-cell>
          <table:table-cell table:style-name="ce3" table:formula="of:=IF([.G11]=&quot;x&quot;; &quot;\frac{\partial &quot; &amp; [.$B27]&amp; &quot;}{\partial &quot; &amp; [.G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H11]=&quot;x&quot;; &quot;\frac{\partial &quot; &amp; [.$B27]&amp; &quot;}{\partial &quot; &amp; [.H$20] &amp; &quot;} &amp; &quot;;&quot;0 &amp; &quot;)" office:value-type="string" office:string-value="0 &amp; " calcext:value-type="string">
            <text:p>0 &amp; 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6</text:p>
          </table:table-cell>
          <table:table-cell table:style-name="ce3" table:formula="of:=IF([.C12]=&quot;x&quot;; &quot;\frac{\partial &quot; &amp; [.$B28]&amp; &quot;}{\partial &quot; &amp; [.C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D12]=&quot;x&quot;; &quot;\frac{\partial &quot; &amp; [.$B28]&amp; &quot;}{\partial &quot; &amp; [.D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E12]=&quot;x&quot;; &quot;\frac{\partial &quot; &amp; [.$B28]&amp; &quot;}{\partial &quot; &amp; [.E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F12]=&quot;x&quot;; &quot;\frac{\partial &quot; &amp; [.$B28]&amp; &quot;}{\partial &quot; &amp; [.F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G12]=&quot;x&quot;; &quot;\frac{\partial &quot; &amp; [.$B28]&amp; &quot;}{\partial &quot; &amp; [.G$20] &amp; &quot;} &amp; &quot;;&quot;0 &amp; &quot;)" office:value-type="string" office:string-value="\frac{\partial R6}{\partial cos(\alpha)} &amp; " calcext:value-type="string">
            <text:p>\frac{\partial R6}{\partial cos(\alpha)} &amp; </text:p>
          </table:table-cell>
          <table:table-cell table:style-name="ce3" table:formula="of:=IF([.H12]=&quot;x&quot;; &quot;\frac{\partial &quot; &amp; [.$B28]&amp; &quot;}{\partial &quot; &amp; [.H$20] &amp; &quot;} &amp; &quot;;&quot;0 &amp; &quot;)" office:value-type="string" office:string-value="0 &amp; " calcext:value-type="string">
            <text:p>0 &amp; </text:p>
          </table:table-cell>
          <table:table-cell office:value-type="string" calcext:value-type="string">
            <text:p>\\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7</text:p>
          </table:table-cell>
          <table:table-cell table:style-name="ce3" table:formula="of:=IF([.C13]=&quot;x&quot;; &quot;\frac{\partial &quot; &amp; [.$B29]&amp; &quot;}{\partial &quot; &amp; [.C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D13]=&quot;x&quot;; &quot;\frac{\partial &quot; &amp; [.$B29]&amp; &quot;}{\partial &quot; &amp; [.D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E13]=&quot;x&quot;; &quot;\frac{\partial &quot; &amp; [.$B29]&amp; &quot;}{\partial &quot; &amp; [.E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F13]=&quot;x&quot;; &quot;\frac{\partial &quot; &amp; [.$B29]&amp; &quot;}{\partial &quot; &amp; [.F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G13]=&quot;x&quot;; &quot;\frac{\partial &quot; &amp; [.$B29]&amp; &quot;}{\partial &quot; &amp; [.G$20] &amp; &quot;} &amp; &quot;;&quot;0 &amp; &quot;)" office:value-type="string" office:string-value="0 &amp; " calcext:value-type="string">
            <text:p>0 &amp; </text:p>
          </table:table-cell>
          <table:table-cell table:style-name="ce3" table:formula="of:=IF([.H13]=&quot;x&quot;; &quot;\frac{\partial &quot; &amp; [.$B29]&amp; &quot;}{\partial &quot; &amp; [.H$20] &amp; &quot;} &amp; &quot;;&quot;0 &amp; &quot;)" office:value-type="string" office:string-value="\frac{\partial R7}{\partial a} &amp; " calcext:value-type="string">
            <text:p>\frac{\partial R7}{\partial a} &amp;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9:03:18.9542268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0:48:43.567199841</meta:creation-date>
    <dc:date>2020-05-20T19:11:13.639105325</dc:date>
    <meta:editing-duration>PT15M58S</meta:editing-duration>
    <meta:editing-cycles>3</meta:editing-cycles>
    <meta:generator>LibreOffice/6.4.3.2$Linux_X86_64 LibreOffice_project/40$Build-2</meta:generator>
    <meta:document-statistic meta:table-count="1" meta:cell-count="118" meta:object-count="0"/>
  </office:meta>
</office:document-meta>
</file>